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xed_prelimi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num_neur</text:p>
          </table:table-cell>
          <table:table-cell office:value-type="string" calcext:value-type="string">
            <text:p><text:s/>freq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span</text:p>
          </table:table-cell>
          <table:table-cell office:value-type="string" calcext:value-type="string">
            <text:p><text:s/>threshold</text:p>
          </table:table-cell>
          <table:table-cell office:value-type="string" calcext:value-type="string">
            <text:p><text:s/>learning_rate</text:p>
          </table:table-cell>
          <table:table-cell office:value-type="string" calcext:value-type="string">
            <text:p><text:s/>pre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0.935" calcext:value-type="float">
            <text:p>0.935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0.995" calcext:value-type="float">
            <text:p>0.995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0.345" calcext:value-type="float">
            <text:p>0.345</text:p>
          </table:table-cell>
          <table:table-cell office:value-type="float" office:value="-0.155" calcext:value-type="float">
            <text:p>-0.1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0.995" calcext:value-type="float">
            <text:p>0.995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0.995" calcext:value-type="float">
            <text:p>0.995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0.905" calcext:value-type="float">
            <text:p>0.905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0.925" calcext:value-type="float">
            <text:p>0.925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0.985" calcext:value-type="float">
            <text:p>0.985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615" calcext:value-type="float">
            <text:p>0.6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" calcext:value-type="float">
            <text:p>0.5</text:p>
          </table:table-cell>
          <table:table-cell office:value-type="float" office:value="0.985" calcext:value-type="float">
            <text:p>0.985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0.865" calcext:value-type="float">
            <text:p>0.865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  <table:database-ranges>
        <table:database-range table:name="__Anonymous_Sheet_DB__0" table:target-range-address="fixed_preliminary.B1:fixed_preliminary.J182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18:53:27.335189899</dc:date>
    <meta:editing-duration>PT2M</meta:editing-duration>
    <meta:editing-cycles>1</meta:editing-cycles>
    <meta:document-statistic meta:table-count="1" meta:cell-count="1819" meta:object-count="0"/>
    <meta:generator>LibreOffice/6.0.3.2$Linux_X86_64 LibreOffice_project/00m0$Build-2</meta:generator>
  </office:meta>
</office:document-meta>
</file>